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83cm"/>
    </style:style>
    <style:style style:name="co4" style:family="table-column">
      <style:table-column-properties fo:break-before="auto" style:column-width="7.6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h“</text:p>
          </table:table-cell>
          <table:table-cell/>
          <table:table-cell table:formula="of:=[.A1]&amp;TEXT([.B1];&quot;0000&quot;)&amp;[.C1]" office:value-type="string" office:string-value="#include &quot;bn_regular_bg_items_hangar_bg0000.h“" calcext:value-type="string">
            <text:p>#include "bn_regular_bg_items_hangar_bg0000.h“</text:p>
          </table:table-cell>
          <table:table-cell table:formula="of:=&quot;bn::regular_bg_items::hangar_bg&quot;&amp;TEXT([.B1];&quot;0000&quot;)" office:value-type="string" office:string-value="bn::regular_bg_items::hangar_bg0000" calcext:value-type="string">
            <text:p>bn::regular_bg_items::hangar_bg0000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h“</text:p>
          </table:table-cell>
          <table:table-cell/>
          <table:table-cell table:formula="of:=[.A2]&amp;TEXT([.B2];&quot;0000&quot;)&amp;[.C2]" office:value-type="string" office:string-value="#include &quot;bn_regular_bg_items_hangar_bg0001.h“" calcext:value-type="string">
            <text:p>#include "bn_regular_bg_items_hangar_bg0001.h“</text:p>
          </table:table-cell>
          <table:table-cell table:formula="of:=&quot;bn::regular_bg_items::hangar_bg&quot;&amp;TEXT([.B2];&quot;0000&quot;)" office:value-type="string" office:string-value="bn::regular_bg_items::hangar_bg0001" calcext:value-type="string">
            <text:p>bn::regular_bg_items::hangar_bg0001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“</text:p>
          </table:table-cell>
          <table:table-cell/>
          <table:table-cell table:formula="of:=[.A3]&amp;TEXT([.B3];&quot;0000&quot;)&amp;[.C3]" office:value-type="string" office:string-value="#include &quot;bn_regular_bg_items_hangar_bg0002.h“" calcext:value-type="string">
            <text:p>#include "bn_regular_bg_items_hangar_bg0002.h“</text:p>
          </table:table-cell>
          <table:table-cell table:formula="of:=&quot;bn::regular_bg_items::hangar_bg&quot;&amp;TEXT([.B3];&quot;0000&quot;)" office:value-type="string" office:string-value="bn::regular_bg_items::hangar_bg0002" calcext:value-type="string">
            <text:p>bn::regular_bg_items::hangar_bg0002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“</text:p>
          </table:table-cell>
          <table:table-cell/>
          <table:table-cell table:formula="of:=[.A4]&amp;TEXT([.B4];&quot;0000&quot;)&amp;[.C4]" office:value-type="string" office:string-value="#include &quot;bn_regular_bg_items_hangar_bg0003.h“" calcext:value-type="string">
            <text:p>#include "bn_regular_bg_items_hangar_bg0003.h“</text:p>
          </table:table-cell>
          <table:table-cell table:formula="of:=&quot;bn::regular_bg_items::hangar_bg&quot;&amp;TEXT([.B4];&quot;0000&quot;)" office:value-type="string" office:string-value="bn::regular_bg_items::hangar_bg0003" calcext:value-type="string">
            <text:p>bn::regular_bg_items::hangar_bg0003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“</text:p>
          </table:table-cell>
          <table:table-cell/>
          <table:table-cell table:formula="of:=[.A5]&amp;TEXT([.B5];&quot;0000&quot;)&amp;[.C5]" office:value-type="string" office:string-value="#include &quot;bn_regular_bg_items_hangar_bg0004.h“" calcext:value-type="string">
            <text:p>#include "bn_regular_bg_items_hangar_bg0004.h“</text:p>
          </table:table-cell>
          <table:table-cell table:formula="of:=&quot;bn::regular_bg_items::hangar_bg&quot;&amp;TEXT([.B5];&quot;0000&quot;)" office:value-type="string" office:string-value="bn::regular_bg_items::hangar_bg0004" calcext:value-type="string">
            <text:p>bn::regular_bg_items::hangar_bg0004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“</text:p>
          </table:table-cell>
          <table:table-cell/>
          <table:table-cell table:formula="of:=[.A6]&amp;TEXT([.B6];&quot;0000&quot;)&amp;[.C6]" office:value-type="string" office:string-value="#include &quot;bn_regular_bg_items_hangar_bg0005.h“" calcext:value-type="string">
            <text:p>#include "bn_regular_bg_items_hangar_bg0005.h“</text:p>
          </table:table-cell>
          <table:table-cell table:formula="of:=&quot;bn::regular_bg_items::hangar_bg&quot;&amp;TEXT([.B6];&quot;0000&quot;)" office:value-type="string" office:string-value="bn::regular_bg_items::hangar_bg0005" calcext:value-type="string">
            <text:p>bn::regular_bg_items::hangar_bg0005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“</text:p>
          </table:table-cell>
          <table:table-cell/>
          <table:table-cell table:formula="of:=[.A7]&amp;TEXT([.B7];&quot;0000&quot;)&amp;[.C7]" office:value-type="string" office:string-value="#include &quot;bn_regular_bg_items_hangar_bg0006.h“" calcext:value-type="string">
            <text:p>#include "bn_regular_bg_items_hangar_bg0006.h“</text:p>
          </table:table-cell>
          <table:table-cell table:formula="of:=&quot;bn::regular_bg_items::hangar_bg&quot;&amp;TEXT([.B7];&quot;0000&quot;)" office:value-type="string" office:string-value="bn::regular_bg_items::hangar_bg0006" calcext:value-type="string">
            <text:p>bn::regular_bg_items::hangar_bg0006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“</text:p>
          </table:table-cell>
          <table:table-cell/>
          <table:table-cell table:formula="of:=[.A8]&amp;TEXT([.B8];&quot;0000&quot;)&amp;[.C8]" office:value-type="string" office:string-value="#include &quot;bn_regular_bg_items_hangar_bg0007.h“" calcext:value-type="string">
            <text:p>#include "bn_regular_bg_items_hangar_bg0007.h“</text:p>
          </table:table-cell>
          <table:table-cell table:formula="of:=&quot;bn::regular_bg_items::hangar_bg&quot;&amp;TEXT([.B8];&quot;0000&quot;)" office:value-type="string" office:string-value="bn::regular_bg_items::hangar_bg0007" calcext:value-type="string">
            <text:p>bn::regular_bg_items::hangar_bg0007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“</text:p>
          </table:table-cell>
          <table:table-cell/>
          <table:table-cell table:formula="of:=[.A9]&amp;TEXT([.B9];&quot;0000&quot;)&amp;[.C9]" office:value-type="string" office:string-value="#include &quot;bn_regular_bg_items_hangar_bg0008.h“" calcext:value-type="string">
            <text:p>#include "bn_regular_bg_items_hangar_bg0008.h“</text:p>
          </table:table-cell>
          <table:table-cell table:formula="of:=&quot;bn::regular_bg_items::hangar_bg&quot;&amp;TEXT([.B9];&quot;0000&quot;)" office:value-type="string" office:string-value="bn::regular_bg_items::hangar_bg0008" calcext:value-type="string">
            <text:p>bn::regular_bg_items::hangar_bg0008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“</text:p>
          </table:table-cell>
          <table:table-cell/>
          <table:table-cell table:formula="of:=[.A10]&amp;TEXT([.B10];&quot;0000&quot;)&amp;[.C10]" office:value-type="string" office:string-value="#include &quot;bn_regular_bg_items_hangar_bg0009.h“" calcext:value-type="string">
            <text:p>#include "bn_regular_bg_items_hangar_bg0009.h“</text:p>
          </table:table-cell>
          <table:table-cell table:formula="of:=&quot;bn::regular_bg_items::hangar_bg&quot;&amp;TEXT([.B10];&quot;0000&quot;)" office:value-type="string" office:string-value="bn::regular_bg_items::hangar_bg0009" calcext:value-type="string">
            <text:p>bn::regular_bg_items::hangar_bg0009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“</text:p>
          </table:table-cell>
          <table:table-cell/>
          <table:table-cell table:formula="of:=[.A11]&amp;TEXT([.B11];&quot;0000&quot;)&amp;[.C11]" office:value-type="string" office:string-value="#include &quot;bn_regular_bg_items_hangar_bg0010.h“" calcext:value-type="string">
            <text:p>#include "bn_regular_bg_items_hangar_bg0010.h“</text:p>
          </table:table-cell>
          <table:table-cell table:formula="of:=&quot;bn::regular_bg_items::hangar_bg&quot;&amp;TEXT([.B11];&quot;0000&quot;)" office:value-type="string" office:string-value="bn::regular_bg_items::hangar_bg0010" calcext:value-type="string">
            <text:p>bn::regular_bg_items::hangar_bg0010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“</text:p>
          </table:table-cell>
          <table:table-cell/>
          <table:table-cell table:formula="of:=[.A12]&amp;TEXT([.B12];&quot;0000&quot;)&amp;[.C12]" office:value-type="string" office:string-value="#include &quot;bn_regular_bg_items_hangar_bg0011.h“" calcext:value-type="string">
            <text:p>#include "bn_regular_bg_items_hangar_bg0011.h“</text:p>
          </table:table-cell>
          <table:table-cell table:formula="of:=&quot;bn::regular_bg_items::hangar_bg&quot;&amp;TEXT([.B12];&quot;0000&quot;)" office:value-type="string" office:string-value="bn::regular_bg_items::hangar_bg0011" calcext:value-type="string">
            <text:p>bn::regular_bg_items::hangar_bg0011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“</text:p>
          </table:table-cell>
          <table:table-cell/>
          <table:table-cell table:formula="of:=[.A13]&amp;TEXT([.B13];&quot;0000&quot;)&amp;[.C13]" office:value-type="string" office:string-value="#include &quot;bn_regular_bg_items_hangar_bg0012.h“" calcext:value-type="string">
            <text:p>#include "bn_regular_bg_items_hangar_bg0012.h“</text:p>
          </table:table-cell>
          <table:table-cell table:formula="of:=&quot;bn::regular_bg_items::hangar_bg&quot;&amp;TEXT([.B13];&quot;0000&quot;)" office:value-type="string" office:string-value="bn::regular_bg_items::hangar_bg0012" calcext:value-type="string">
            <text:p>bn::regular_bg_items::hangar_bg0012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“</text:p>
          </table:table-cell>
          <table:table-cell/>
          <table:table-cell table:formula="of:=[.A14]&amp;TEXT([.B14];&quot;0000&quot;)&amp;[.C14]" office:value-type="string" office:string-value="#include &quot;bn_regular_bg_items_hangar_bg0013.h“" calcext:value-type="string">
            <text:p>#include "bn_regular_bg_items_hangar_bg0013.h“</text:p>
          </table:table-cell>
          <table:table-cell table:formula="of:=&quot;bn::regular_bg_items::hangar_bg&quot;&amp;TEXT([.B14];&quot;0000&quot;)" office:value-type="string" office:string-value="bn::regular_bg_items::hangar_bg0013" calcext:value-type="string">
            <text:p>bn::regular_bg_items::hangar_bg0013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“</text:p>
          </table:table-cell>
          <table:table-cell/>
          <table:table-cell table:formula="of:=[.A15]&amp;TEXT([.B15];&quot;0000&quot;)&amp;[.C15]" office:value-type="string" office:string-value="#include &quot;bn_regular_bg_items_hangar_bg0014.h“" calcext:value-type="string">
            <text:p>#include "bn_regular_bg_items_hangar_bg0014.h“</text:p>
          </table:table-cell>
          <table:table-cell table:formula="of:=&quot;bn::regular_bg_items::hangar_bg&quot;&amp;TEXT([.B15];&quot;0000&quot;)" office:value-type="string" office:string-value="bn::regular_bg_items::hangar_bg0014" calcext:value-type="string">
            <text:p>bn::regular_bg_items::hangar_bg0014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“</text:p>
          </table:table-cell>
          <table:table-cell/>
          <table:table-cell table:formula="of:=[.A16]&amp;TEXT([.B16];&quot;0000&quot;)&amp;[.C16]" office:value-type="string" office:string-value="#include &quot;bn_regular_bg_items_hangar_bg0015.h“" calcext:value-type="string">
            <text:p>#include "bn_regular_bg_items_hangar_bg0015.h“</text:p>
          </table:table-cell>
          <table:table-cell table:formula="of:=&quot;bn::regular_bg_items::hangar_bg&quot;&amp;TEXT([.B16];&quot;0000&quot;)" office:value-type="string" office:string-value="bn::regular_bg_items::hangar_bg0015" calcext:value-type="string">
            <text:p>bn::regular_bg_items::hangar_bg0015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“</text:p>
          </table:table-cell>
          <table:table-cell/>
          <table:table-cell table:formula="of:=[.A17]&amp;TEXT([.B17];&quot;0000&quot;)&amp;[.C17]" office:value-type="string" office:string-value="#include &quot;bn_regular_bg_items_hangar_bg0016.h“" calcext:value-type="string">
            <text:p>#include "bn_regular_bg_items_hangar_bg0016.h“</text:p>
          </table:table-cell>
          <table:table-cell table:formula="of:=&quot;bn::regular_bg_items::hangar_bg&quot;&amp;TEXT([.B17];&quot;0000&quot;)" office:value-type="string" office:string-value="bn::regular_bg_items::hangar_bg0016" calcext:value-type="string">
            <text:p>bn::regular_bg_items::hangar_bg0016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“</text:p>
          </table:table-cell>
          <table:table-cell/>
          <table:table-cell table:formula="of:=[.A18]&amp;TEXT([.B18];&quot;0000&quot;)&amp;[.C18]" office:value-type="string" office:string-value="#include &quot;bn_regular_bg_items_hangar_bg0017.h“" calcext:value-type="string">
            <text:p>#include "bn_regular_bg_items_hangar_bg0017.h“</text:p>
          </table:table-cell>
          <table:table-cell table:formula="of:=&quot;bn::regular_bg_items::hangar_bg&quot;&amp;TEXT([.B18];&quot;0000&quot;)" office:value-type="string" office:string-value="bn::regular_bg_items::hangar_bg0017" calcext:value-type="string">
            <text:p>bn::regular_bg_items::hangar_bg0017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“</text:p>
          </table:table-cell>
          <table:table-cell/>
          <table:table-cell table:formula="of:=[.A19]&amp;TEXT([.B19];&quot;0000&quot;)&amp;[.C19]" office:value-type="string" office:string-value="#include &quot;bn_regular_bg_items_hangar_bg0018.h“" calcext:value-type="string">
            <text:p>#include "bn_regular_bg_items_hangar_bg0018.h“</text:p>
          </table:table-cell>
          <table:table-cell table:formula="of:=&quot;bn::regular_bg_items::hangar_bg&quot;&amp;TEXT([.B19];&quot;0000&quot;)" office:value-type="string" office:string-value="bn::regular_bg_items::hangar_bg0018" calcext:value-type="string">
            <text:p>bn::regular_bg_items::hangar_bg0018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“</text:p>
          </table:table-cell>
          <table:table-cell/>
          <table:table-cell table:formula="of:=[.A20]&amp;TEXT([.B20];&quot;0000&quot;)&amp;[.C20]" office:value-type="string" office:string-value="#include &quot;bn_regular_bg_items_hangar_bg0019.h“" calcext:value-type="string">
            <text:p>#include "bn_regular_bg_items_hangar_bg0019.h“</text:p>
          </table:table-cell>
          <table:table-cell table:formula="of:=&quot;bn::regular_bg_items::hangar_bg&quot;&amp;TEXT([.B20];&quot;0000&quot;)" office:value-type="string" office:string-value="bn::regular_bg_items::hangar_bg0019" calcext:value-type="string">
            <text:p>bn::regular_bg_items::hangar_bg0019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“</text:p>
          </table:table-cell>
          <table:table-cell/>
          <table:table-cell table:formula="of:=[.A21]&amp;TEXT([.B21];&quot;0000&quot;)&amp;[.C21]" office:value-type="string" office:string-value="#include &quot;bn_regular_bg_items_hangar_bg0020.h“" calcext:value-type="string">
            <text:p>#include "bn_regular_bg_items_hangar_bg0020.h“</text:p>
          </table:table-cell>
          <table:table-cell table:formula="of:=&quot;bn::regular_bg_items::hangar_bg&quot;&amp;TEXT([.B21];&quot;0000&quot;)" office:value-type="string" office:string-value="bn::regular_bg_items::hangar_bg0020" calcext:value-type="string">
            <text:p>bn::regular_bg_items::hangar_bg0020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“</text:p>
          </table:table-cell>
          <table:table-cell/>
          <table:table-cell table:formula="of:=[.A22]&amp;TEXT([.B22];&quot;0000&quot;)&amp;[.C22]" office:value-type="string" office:string-value="#include &quot;bn_regular_bg_items_hangar_bg0021.h“" calcext:value-type="string">
            <text:p>#include "bn_regular_bg_items_hangar_bg0021.h“</text:p>
          </table:table-cell>
          <table:table-cell table:formula="of:=&quot;bn::regular_bg_items::hangar_bg&quot;&amp;TEXT([.B22];&quot;0000&quot;)" office:value-type="string" office:string-value="bn::regular_bg_items::hangar_bg0021" calcext:value-type="string">
            <text:p>bn::regular_bg_items::hangar_bg0021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“</text:p>
          </table:table-cell>
          <table:table-cell/>
          <table:table-cell table:formula="of:=[.A23]&amp;TEXT([.B23];&quot;0000&quot;)&amp;[.C23]" office:value-type="string" office:string-value="#include &quot;bn_regular_bg_items_hangar_bg0022.h“" calcext:value-type="string">
            <text:p>#include "bn_regular_bg_items_hangar_bg0022.h“</text:p>
          </table:table-cell>
          <table:table-cell table:formula="of:=&quot;bn::regular_bg_items::hangar_bg&quot;&amp;TEXT([.B23];&quot;0000&quot;)" office:value-type="string" office:string-value="bn::regular_bg_items::hangar_bg0022" calcext:value-type="string">
            <text:p>bn::regular_bg_items::hangar_bg0022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“</text:p>
          </table:table-cell>
          <table:table-cell/>
          <table:table-cell table:formula="of:=[.A24]&amp;TEXT([.B24];&quot;0000&quot;)&amp;[.C24]" office:value-type="string" office:string-value="#include &quot;bn_regular_bg_items_hangar_bg0023.h“" calcext:value-type="string">
            <text:p>#include "bn_regular_bg_items_hangar_bg0023.h“</text:p>
          </table:table-cell>
          <table:table-cell table:formula="of:=&quot;bn::regular_bg_items::hangar_bg&quot;&amp;TEXT([.B24];&quot;0000&quot;)" office:value-type="string" office:string-value="bn::regular_bg_items::hangar_bg0023" calcext:value-type="string">
            <text:p>bn::regular_bg_items::hangar_bg0023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“</text:p>
          </table:table-cell>
          <table:table-cell/>
          <table:table-cell table:formula="of:=[.A25]&amp;TEXT([.B25];&quot;0000&quot;)&amp;[.C25]" office:value-type="string" office:string-value="#include &quot;bn_regular_bg_items_hangar_bg0024.h“" calcext:value-type="string">
            <text:p>#include "bn_regular_bg_items_hangar_bg0024.h“</text:p>
          </table:table-cell>
          <table:table-cell table:formula="of:=&quot;bn::regular_bg_items::hangar_bg&quot;&amp;TEXT([.B25];&quot;0000&quot;)" office:value-type="string" office:string-value="bn::regular_bg_items::hangar_bg0024" calcext:value-type="string">
            <text:p>bn::regular_bg_items::hangar_bg0024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“</text:p>
          </table:table-cell>
          <table:table-cell/>
          <table:table-cell table:formula="of:=[.A26]&amp;TEXT([.B26];&quot;0000&quot;)&amp;[.C26]" office:value-type="string" office:string-value="#include &quot;bn_regular_bg_items_hangar_bg0025.h“" calcext:value-type="string">
            <text:p>#include "bn_regular_bg_items_hangar_bg0025.h“</text:p>
          </table:table-cell>
          <table:table-cell table:formula="of:=&quot;bn::regular_bg_items::hangar_bg&quot;&amp;TEXT([.B26];&quot;0000&quot;)" office:value-type="string" office:string-value="bn::regular_bg_items::hangar_bg0025" calcext:value-type="string">
            <text:p>bn::regular_bg_items::hangar_bg0025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“</text:p>
          </table:table-cell>
          <table:table-cell/>
          <table:table-cell table:formula="of:=[.A27]&amp;TEXT([.B27];&quot;0000&quot;)&amp;[.C27]" office:value-type="string" office:string-value="#include &quot;bn_regular_bg_items_hangar_bg0026.h“" calcext:value-type="string">
            <text:p>#include "bn_regular_bg_items_hangar_bg0026.h“</text:p>
          </table:table-cell>
          <table:table-cell table:formula="of:=&quot;bn::regular_bg_items::hangar_bg&quot;&amp;TEXT([.B27];&quot;0000&quot;)" office:value-type="string" office:string-value="bn::regular_bg_items::hangar_bg0026" calcext:value-type="string">
            <text:p>bn::regular_bg_items::hangar_bg0026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“</text:p>
          </table:table-cell>
          <table:table-cell/>
          <table:table-cell table:formula="of:=[.A28]&amp;TEXT([.B28];&quot;0000&quot;)&amp;[.C28]" office:value-type="string" office:string-value="#include &quot;bn_regular_bg_items_hangar_bg0027.h“" calcext:value-type="string">
            <text:p>#include "bn_regular_bg_items_hangar_bg0027.h“</text:p>
          </table:table-cell>
          <table:table-cell table:formula="of:=&quot;bn::regular_bg_items::hangar_bg&quot;&amp;TEXT([.B28];&quot;0000&quot;)" office:value-type="string" office:string-value="bn::regular_bg_items::hangar_bg0027" calcext:value-type="string">
            <text:p>bn::regular_bg_items::hangar_bg0027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“</text:p>
          </table:table-cell>
          <table:table-cell/>
          <table:table-cell table:formula="of:=[.A29]&amp;TEXT([.B29];&quot;0000&quot;)&amp;[.C29]" office:value-type="string" office:string-value="#include &quot;bn_regular_bg_items_hangar_bg0028.h“" calcext:value-type="string">
            <text:p>#include "bn_regular_bg_items_hangar_bg0028.h“</text:p>
          </table:table-cell>
          <table:table-cell table:formula="of:=&quot;bn::regular_bg_items::hangar_bg&quot;&amp;TEXT([.B29];&quot;0000&quot;)" office:value-type="string" office:string-value="bn::regular_bg_items::hangar_bg0028" calcext:value-type="string">
            <text:p>bn::regular_bg_items::hangar_bg0028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h“</text:p>
          </table:table-cell>
          <table:table-cell/>
          <table:table-cell table:formula="of:=[.A30]&amp;TEXT([.B30];&quot;0000&quot;)&amp;[.C30]" office:value-type="string" office:string-value="#include &quot;bn_regular_bg_items_hangar_bg0029.h“" calcext:value-type="string">
            <text:p>#include "bn_regular_bg_items_hangar_bg0029.h“</text:p>
          </table:table-cell>
          <table:table-cell table:formula="of:=&quot;bn::regular_bg_items::hangar_bg&quot;&amp;TEXT([.B30];&quot;0000&quot;)" office:value-type="string" office:string-value="bn::regular_bg_items::hangar_bg0029" calcext:value-type="string">
            <text:p>bn::regular_bg_items::hangar_bg0029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h“</text:p>
          </table:table-cell>
          <table:table-cell/>
          <table:table-cell table:formula="of:=[.A31]&amp;TEXT([.B31];&quot;0000&quot;)&amp;[.C31]" office:value-type="string" office:string-value="#include &quot;bn_regular_bg_items_hangar_bg0030.h“" calcext:value-type="string">
            <text:p>#include "bn_regular_bg_items_hangar_bg0030.h“</text:p>
          </table:table-cell>
          <table:table-cell table:formula="of:=&quot;bn::regular_bg_items::hangar_bg&quot;&amp;TEXT([.B31];&quot;0000&quot;)" office:value-type="string" office:string-value="bn::regular_bg_items::hangar_bg0030" calcext:value-type="string">
            <text:p>bn::regular_bg_items::hangar_bg0030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h“</text:p>
          </table:table-cell>
          <table:table-cell/>
          <table:table-cell table:formula="of:=[.A32]&amp;TEXT([.B32];&quot;0000&quot;)&amp;[.C32]" office:value-type="string" office:string-value="#include &quot;bn_regular_bg_items_hangar_bg0031.h“" calcext:value-type="string">
            <text:p>#include "bn_regular_bg_items_hangar_bg0031.h“</text:p>
          </table:table-cell>
          <table:table-cell table:formula="of:=&quot;bn::regular_bg_items::hangar_bg&quot;&amp;TEXT([.B32];&quot;0000&quot;)" office:value-type="string" office:string-value="bn::regular_bg_items::hangar_bg0031" calcext:value-type="string">
            <text:p>bn::regular_bg_items::hangar_bg0031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h“</text:p>
          </table:table-cell>
          <table:table-cell/>
          <table:table-cell table:formula="of:=[.A33]&amp;TEXT([.B33];&quot;0000&quot;)&amp;[.C33]" office:value-type="string" office:string-value="#include &quot;bn_regular_bg_items_hangar_bg0032.h“" calcext:value-type="string">
            <text:p>#include "bn_regular_bg_items_hangar_bg0032.h“</text:p>
          </table:table-cell>
          <table:table-cell table:formula="of:=&quot;bn::regular_bg_items::hangar_bg&quot;&amp;TEXT([.B33];&quot;0000&quot;)" office:value-type="string" office:string-value="bn::regular_bg_items::hangar_bg0032" calcext:value-type="string">
            <text:p>bn::regular_bg_items::hangar_bg0032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h“</text:p>
          </table:table-cell>
          <table:table-cell/>
          <table:table-cell table:formula="of:=[.A34]&amp;TEXT([.B34];&quot;0000&quot;)&amp;[.C34]" office:value-type="string" office:string-value="#include &quot;bn_regular_bg_items_hangar_bg0033.h“" calcext:value-type="string">
            <text:p>#include "bn_regular_bg_items_hangar_bg0033.h“</text:p>
          </table:table-cell>
          <table:table-cell table:formula="of:=&quot;bn::regular_bg_items::hangar_bg&quot;&amp;TEXT([.B34];&quot;0000&quot;)" office:value-type="string" office:string-value="bn::regular_bg_items::hangar_bg0033" calcext:value-type="string">
            <text:p>bn::regular_bg_items::hangar_bg0033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h“</text:p>
          </table:table-cell>
          <table:table-cell/>
          <table:table-cell table:formula="of:=[.A35]&amp;TEXT([.B35];&quot;0000&quot;)&amp;[.C35]" office:value-type="string" office:string-value="#include &quot;bn_regular_bg_items_hangar_bg0034.h“" calcext:value-type="string">
            <text:p>#include "bn_regular_bg_items_hangar_bg0034.h“</text:p>
          </table:table-cell>
          <table:table-cell table:formula="of:=&quot;bn::regular_bg_items::hangar_bg&quot;&amp;TEXT([.B35];&quot;0000&quot;)" office:value-type="string" office:string-value="bn::regular_bg_items::hangar_bg0034" calcext:value-type="string">
            <text:p>bn::regular_bg_items::hangar_bg0034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h“</text:p>
          </table:table-cell>
          <table:table-cell/>
          <table:table-cell table:formula="of:=[.A36]&amp;TEXT([.B36];&quot;0000&quot;)&amp;[.C36]" office:value-type="string" office:string-value="#include &quot;bn_regular_bg_items_hangar_bg0035.h“" calcext:value-type="string">
            <text:p>#include "bn_regular_bg_items_hangar_bg0035.h“</text:p>
          </table:table-cell>
          <table:table-cell table:formula="of:=&quot;bn::regular_bg_items::hangar_bg&quot;&amp;TEXT([.B36];&quot;0000&quot;)" office:value-type="string" office:string-value="bn::regular_bg_items::hangar_bg0035" calcext:value-type="string">
            <text:p>bn::regular_bg_items::hangar_bg0035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h“</text:p>
          </table:table-cell>
          <table:table-cell/>
          <table:table-cell table:formula="of:=[.A37]&amp;TEXT([.B37];&quot;0000&quot;)&amp;[.C37]" office:value-type="string" office:string-value="#include &quot;bn_regular_bg_items_hangar_bg0036.h“" calcext:value-type="string">
            <text:p>#include "bn_regular_bg_items_hangar_bg0036.h“</text:p>
          </table:table-cell>
          <table:table-cell table:formula="of:=&quot;bn::regular_bg_items::hangar_bg&quot;&amp;TEXT([.B37];&quot;0000&quot;)" office:value-type="string" office:string-value="bn::regular_bg_items::hangar_bg0036" calcext:value-type="string">
            <text:p>bn::regular_bg_items::hangar_bg0036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h“</text:p>
          </table:table-cell>
          <table:table-cell/>
          <table:table-cell table:formula="of:=[.A38]&amp;TEXT([.B38];&quot;0000&quot;)&amp;[.C38]" office:value-type="string" office:string-value="#include &quot;bn_regular_bg_items_hangar_bg0037.h“" calcext:value-type="string">
            <text:p>#include "bn_regular_bg_items_hangar_bg0037.h“</text:p>
          </table:table-cell>
          <table:table-cell table:formula="of:=&quot;bn::regular_bg_items::hangar_bg&quot;&amp;TEXT([.B38];&quot;0000&quot;)" office:value-type="string" office:string-value="bn::regular_bg_items::hangar_bg0037" calcext:value-type="string">
            <text:p>bn::regular_bg_items::hangar_bg0037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h“</text:p>
          </table:table-cell>
          <table:table-cell/>
          <table:table-cell table:formula="of:=[.A39]&amp;TEXT([.B39];&quot;0000&quot;)&amp;[.C39]" office:value-type="string" office:string-value="#include &quot;bn_regular_bg_items_hangar_bg0038.h“" calcext:value-type="string">
            <text:p>#include "bn_regular_bg_items_hangar_bg0038.h“</text:p>
          </table:table-cell>
          <table:table-cell table:formula="of:=&quot;bn::regular_bg_items::hangar_bg&quot;&amp;TEXT([.B39];&quot;0000&quot;)" office:value-type="string" office:string-value="bn::regular_bg_items::hangar_bg0038" calcext:value-type="string">
            <text:p>bn::regular_bg_items::hangar_bg0038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h“</text:p>
          </table:table-cell>
          <table:table-cell/>
          <table:table-cell table:formula="of:=[.A40]&amp;TEXT([.B40];&quot;0000&quot;)&amp;[.C40]" office:value-type="string" office:string-value="#include &quot;bn_regular_bg_items_hangar_bg0039.h“" calcext:value-type="string">
            <text:p>#include "bn_regular_bg_items_hangar_bg0039.h“</text:p>
          </table:table-cell>
          <table:table-cell table:formula="of:=&quot;bn::regular_bg_items::hangar_bg&quot;&amp;TEXT([.B40];&quot;0000&quot;)" office:value-type="string" office:string-value="bn::regular_bg_items::hangar_bg0039" calcext:value-type="string">
            <text:p>bn::regular_bg_items::hangar_bg0039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h“</text:p>
          </table:table-cell>
          <table:table-cell/>
          <table:table-cell table:formula="of:=[.A41]&amp;TEXT([.B41];&quot;0000&quot;)&amp;[.C41]" office:value-type="string" office:string-value="#include &quot;bn_regular_bg_items_hangar_bg0040.h“" calcext:value-type="string">
            <text:p>#include "bn_regular_bg_items_hangar_bg0040.h“</text:p>
          </table:table-cell>
          <table:table-cell table:formula="of:=&quot;bn::regular_bg_items::hangar_bg&quot;&amp;TEXT([.B41];&quot;0000&quot;)" office:value-type="string" office:string-value="bn::regular_bg_items::hangar_bg0040" calcext:value-type="string">
            <text:p>bn::regular_bg_items::hangar_bg0040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h“</text:p>
          </table:table-cell>
          <table:table-cell/>
          <table:table-cell table:formula="of:=[.A42]&amp;TEXT([.B42];&quot;0000&quot;)&amp;[.C42]" office:value-type="string" office:string-value="#include &quot;bn_regular_bg_items_hangar_bg0041.h“" calcext:value-type="string">
            <text:p>#include "bn_regular_bg_items_hangar_bg0041.h“</text:p>
          </table:table-cell>
          <table:table-cell table:formula="of:=&quot;bn::regular_bg_items::hangar_bg&quot;&amp;TEXT([.B42];&quot;0000&quot;)" office:value-type="string" office:string-value="bn::regular_bg_items::hangar_bg0041" calcext:value-type="string">
            <text:p>bn::regular_bg_items::hangar_bg0041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.h“</text:p>
          </table:table-cell>
          <table:table-cell/>
          <table:table-cell table:formula="of:=[.A43]&amp;TEXT([.B43];&quot;0000&quot;)&amp;[.C43]" office:value-type="string" office:string-value="#include &quot;bn_regular_bg_items_hangar_bg0042.h“" calcext:value-type="string">
            <text:p>#include "bn_regular_bg_items_hangar_bg0042.h“</text:p>
          </table:table-cell>
          <table:table-cell table:formula="of:=&quot;bn::regular_bg_items::hangar_bg&quot;&amp;TEXT([.B43];&quot;0000&quot;)" office:value-type="string" office:string-value="bn::regular_bg_items::hangar_bg0042" calcext:value-type="string">
            <text:p>bn::regular_bg_items::hangar_bg0042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h“</text:p>
          </table:table-cell>
          <table:table-cell/>
          <table:table-cell table:formula="of:=[.A44]&amp;TEXT([.B44];&quot;0000&quot;)&amp;[.C44]" office:value-type="string" office:string-value="#include &quot;bn_regular_bg_items_hangar_bg0043.h“" calcext:value-type="string">
            <text:p>#include "bn_regular_bg_items_hangar_bg0043.h“</text:p>
          </table:table-cell>
          <table:table-cell table:formula="of:=&quot;bn::regular_bg_items::hangar_bg&quot;&amp;TEXT([.B44];&quot;0000&quot;)" office:value-type="string" office:string-value="bn::regular_bg_items::hangar_bg0043" calcext:value-type="string">
            <text:p>bn::regular_bg_items::hangar_bg0043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h“</text:p>
          </table:table-cell>
          <table:table-cell/>
          <table:table-cell table:formula="of:=[.A45]&amp;TEXT([.B45];&quot;0000&quot;)&amp;[.C45]" office:value-type="string" office:string-value="#include &quot;bn_regular_bg_items_hangar_bg0044.h“" calcext:value-type="string">
            <text:p>#include "bn_regular_bg_items_hangar_bg0044.h“</text:p>
          </table:table-cell>
          <table:table-cell table:formula="of:=&quot;bn::regular_bg_items::hangar_bg&quot;&amp;TEXT([.B45];&quot;0000&quot;)" office:value-type="string" office:string-value="bn::regular_bg_items::hangar_bg0044" calcext:value-type="string">
            <text:p>bn::regular_bg_items::hangar_bg0044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h“</text:p>
          </table:table-cell>
          <table:table-cell/>
          <table:table-cell table:formula="of:=[.A46]&amp;TEXT([.B46];&quot;0000&quot;)&amp;[.C46]" office:value-type="string" office:string-value="#include &quot;bn_regular_bg_items_hangar_bg0045.h“" calcext:value-type="string">
            <text:p>#include "bn_regular_bg_items_hangar_bg0045.h“</text:p>
          </table:table-cell>
          <table:table-cell table:formula="of:=&quot;bn::regular_bg_items::hangar_bg&quot;&amp;TEXT([.B46];&quot;0000&quot;)" office:value-type="string" office:string-value="bn::regular_bg_items::hangar_bg0045" calcext:value-type="string">
            <text:p>bn::regular_bg_items::hangar_bg0045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h“</text:p>
          </table:table-cell>
          <table:table-cell/>
          <table:table-cell table:formula="of:=[.A47]&amp;TEXT([.B47];&quot;0000&quot;)&amp;[.C47]" office:value-type="string" office:string-value="#include &quot;bn_regular_bg_items_hangar_bg0046.h“" calcext:value-type="string">
            <text:p>#include "bn_regular_bg_items_hangar_bg0046.h“</text:p>
          </table:table-cell>
          <table:table-cell table:formula="of:=&quot;bn::regular_bg_items::hangar_bg&quot;&amp;TEXT([.B47];&quot;0000&quot;)" office:value-type="string" office:string-value="bn::regular_bg_items::hangar_bg0046" calcext:value-type="string">
            <text:p>bn::regular_bg_items::hangar_bg0046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h“</text:p>
          </table:table-cell>
          <table:table-cell/>
          <table:table-cell table:formula="of:=[.A48]&amp;TEXT([.B48];&quot;0000&quot;)&amp;[.C48]" office:value-type="string" office:string-value="#include &quot;bn_regular_bg_items_hangar_bg0047.h“" calcext:value-type="string">
            <text:p>#include "bn_regular_bg_items_hangar_bg0047.h“</text:p>
          </table:table-cell>
          <table:table-cell table:formula="of:=&quot;bn::regular_bg_items::hangar_bg&quot;&amp;TEXT([.B48];&quot;0000&quot;)" office:value-type="string" office:string-value="bn::regular_bg_items::hangar_bg0047" calcext:value-type="string">
            <text:p>bn::regular_bg_items::hangar_bg0047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.h“</text:p>
          </table:table-cell>
          <table:table-cell/>
          <table:table-cell table:formula="of:=[.A49]&amp;TEXT([.B49];&quot;0000&quot;)&amp;[.C49]" office:value-type="string" office:string-value="#include &quot;bn_regular_bg_items_hangar_bg0048.h“" calcext:value-type="string">
            <text:p>#include "bn_regular_bg_items_hangar_bg0048.h“</text:p>
          </table:table-cell>
          <table:table-cell table:formula="of:=&quot;bn::regular_bg_items::hangar_bg&quot;&amp;TEXT([.B49];&quot;0000&quot;)" office:value-type="string" office:string-value="bn::regular_bg_items::hangar_bg0048" calcext:value-type="string">
            <text:p>bn::regular_bg_items::hangar_bg0048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h“</text:p>
          </table:table-cell>
          <table:table-cell/>
          <table:table-cell table:formula="of:=[.A50]&amp;TEXT([.B50];&quot;0000&quot;)&amp;[.C50]" office:value-type="string" office:string-value="#include &quot;bn_regular_bg_items_hangar_bg0049.h“" calcext:value-type="string">
            <text:p>#include "bn_regular_bg_items_hangar_bg0049.h“</text:p>
          </table:table-cell>
          <table:table-cell table:formula="of:=&quot;bn::regular_bg_items::hangar_bg&quot;&amp;TEXT([.B50];&quot;0000&quot;)" office:value-type="string" office:string-value="bn::regular_bg_items::hangar_bg0049" calcext:value-type="string">
            <text:p>bn::regular_bg_items::hangar_bg0049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h“</text:p>
          </table:table-cell>
          <table:table-cell/>
          <table:table-cell table:formula="of:=[.A51]&amp;TEXT([.B51];&quot;0000&quot;)&amp;[.C51]" office:value-type="string" office:string-value="#include &quot;bn_regular_bg_items_hangar_bg0050.h“" calcext:value-type="string">
            <text:p>#include "bn_regular_bg_items_hangar_bg0050.h“</text:p>
          </table:table-cell>
          <table:table-cell table:formula="of:=&quot;bn::regular_bg_items::hangar_bg&quot;&amp;TEXT([.B51];&quot;0000&quot;)" office:value-type="string" office:string-value="bn::regular_bg_items::hangar_bg0050" calcext:value-type="string">
            <text:p>bn::regular_bg_items::hangar_bg0050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.h“</text:p>
          </table:table-cell>
          <table:table-cell/>
          <table:table-cell table:formula="of:=[.A52]&amp;TEXT([.B52];&quot;0000&quot;)&amp;[.C52]" office:value-type="string" office:string-value="#include &quot;bn_regular_bg_items_hangar_bg0051.h“" calcext:value-type="string">
            <text:p>#include "bn_regular_bg_items_hangar_bg0051.h“</text:p>
          </table:table-cell>
          <table:table-cell table:formula="of:=&quot;bn::regular_bg_items::hangar_bg&quot;&amp;TEXT([.B52];&quot;0000&quot;)" office:value-type="string" office:string-value="bn::regular_bg_items::hangar_bg0051" calcext:value-type="string">
            <text:p>bn::regular_bg_items::hangar_bg0051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.h“</text:p>
          </table:table-cell>
          <table:table-cell/>
          <table:table-cell table:formula="of:=[.A53]&amp;TEXT([.B53];&quot;0000&quot;)&amp;[.C53]" office:value-type="string" office:string-value="#include &quot;bn_regular_bg_items_hangar_bg0052.h“" calcext:value-type="string">
            <text:p>#include "bn_regular_bg_items_hangar_bg0052.h“</text:p>
          </table:table-cell>
          <table:table-cell table:formula="of:=&quot;bn::regular_bg_items::hangar_bg&quot;&amp;TEXT([.B53];&quot;0000&quot;)" office:value-type="string" office:string-value="bn::regular_bg_items::hangar_bg0052" calcext:value-type="string">
            <text:p>bn::regular_bg_items::hangar_bg0052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h“</text:p>
          </table:table-cell>
          <table:table-cell/>
          <table:table-cell table:formula="of:=[.A54]&amp;TEXT([.B54];&quot;0000&quot;)&amp;[.C54]" office:value-type="string" office:string-value="#include &quot;bn_regular_bg_items_hangar_bg0053.h“" calcext:value-type="string">
            <text:p>#include "bn_regular_bg_items_hangar_bg0053.h“</text:p>
          </table:table-cell>
          <table:table-cell table:formula="of:=&quot;bn::regular_bg_items::hangar_bg&quot;&amp;TEXT([.B54];&quot;0000&quot;)" office:value-type="string" office:string-value="bn::regular_bg_items::hangar_bg0053" calcext:value-type="string">
            <text:p>bn::regular_bg_items::hangar_bg0053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h“</text:p>
          </table:table-cell>
          <table:table-cell/>
          <table:table-cell table:formula="of:=[.A55]&amp;TEXT([.B55];&quot;0000&quot;)&amp;[.C55]" office:value-type="string" office:string-value="#include &quot;bn_regular_bg_items_hangar_bg0054.h“" calcext:value-type="string">
            <text:p>#include "bn_regular_bg_items_hangar_bg0054.h“</text:p>
          </table:table-cell>
          <table:table-cell table:formula="of:=&quot;bn::regular_bg_items::hangar_bg&quot;&amp;TEXT([.B55];&quot;0000&quot;)" office:value-type="string" office:string-value="bn::regular_bg_items::hangar_bg0054" calcext:value-type="string">
            <text:p>bn::regular_bg_items::hangar_bg0054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h“</text:p>
          </table:table-cell>
          <table:table-cell/>
          <table:table-cell table:formula="of:=[.A56]&amp;TEXT([.B56];&quot;0000&quot;)&amp;[.C56]" office:value-type="string" office:string-value="#include &quot;bn_regular_bg_items_hangar_bg0055.h“" calcext:value-type="string">
            <text:p>#include "bn_regular_bg_items_hangar_bg0055.h“</text:p>
          </table:table-cell>
          <table:table-cell table:formula="of:=&quot;bn::regular_bg_items::hangar_bg&quot;&amp;TEXT([.B56];&quot;0000&quot;)" office:value-type="string" office:string-value="bn::regular_bg_items::hangar_bg0055" calcext:value-type="string">
            <text:p>bn::regular_bg_items::hangar_bg0055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h“</text:p>
          </table:table-cell>
          <table:table-cell/>
          <table:table-cell table:formula="of:=[.A57]&amp;TEXT([.B57];&quot;0000&quot;)&amp;[.C57]" office:value-type="string" office:string-value="#include &quot;bn_regular_bg_items_hangar_bg0056.h“" calcext:value-type="string">
            <text:p>#include "bn_regular_bg_items_hangar_bg0056.h“</text:p>
          </table:table-cell>
          <table:table-cell table:formula="of:=&quot;bn::regular_bg_items::hangar_bg&quot;&amp;TEXT([.B57];&quot;0000&quot;)" office:value-type="string" office:string-value="bn::regular_bg_items::hangar_bg0056" calcext:value-type="string">
            <text:p>bn::regular_bg_items::hangar_bg0056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h“</text:p>
          </table:table-cell>
          <table:table-cell/>
          <table:table-cell table:formula="of:=[.A58]&amp;TEXT([.B58];&quot;0000&quot;)&amp;[.C58]" office:value-type="string" office:string-value="#include &quot;bn_regular_bg_items_hangar_bg0057.h“" calcext:value-type="string">
            <text:p>#include "bn_regular_bg_items_hangar_bg0057.h“</text:p>
          </table:table-cell>
          <table:table-cell table:formula="of:=&quot;bn::regular_bg_items::hangar_bg&quot;&amp;TEXT([.B58];&quot;0000&quot;)" office:value-type="string" office:string-value="bn::regular_bg_items::hangar_bg0057" calcext:value-type="string">
            <text:p>bn::regular_bg_items::hangar_bg0057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.h“</text:p>
          </table:table-cell>
          <table:table-cell/>
          <table:table-cell table:formula="of:=[.A59]&amp;TEXT([.B59];&quot;0000&quot;)&amp;[.C59]" office:value-type="string" office:string-value="#include &quot;bn_regular_bg_items_hangar_bg0058.h“" calcext:value-type="string">
            <text:p>#include "bn_regular_bg_items_hangar_bg0058.h“</text:p>
          </table:table-cell>
          <table:table-cell table:formula="of:=&quot;bn::regular_bg_items::hangar_bg&quot;&amp;TEXT([.B59];&quot;0000&quot;)" office:value-type="string" office:string-value="bn::regular_bg_items::hangar_bg0058" calcext:value-type="string">
            <text:p>bn::regular_bg_items::hangar_bg0058</text:p>
          </table:table-cell>
        </table:table-row>
        <table:table-row table:style-name="ro1">
          <table:table-cell office:value-type="string" calcext:value-type="string">
            <text:p>#include "bn_regular_bg_items_hangar_b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.h“</text:p>
          </table:table-cell>
          <table:table-cell/>
          <table:table-cell table:formula="of:=[.A60]&amp;TEXT([.B60];&quot;0000&quot;)&amp;[.C60]" office:value-type="string" office:string-value="#include &quot;bn_regular_bg_items_hangar_bg0059.h“" calcext:value-type="string">
            <text:p>#include "bn_regular_bg_items_hangar_bg0059.h“</text:p>
          </table:table-cell>
          <table:table-cell table:formula="of:=&quot;bn::regular_bg_items::hangar_bg&quot;&amp;TEXT([.B60];&quot;0000&quot;)" office:value-type="string" office:string-value="bn::regular_bg_items::hangar_bg0059" calcext:value-type="string">
            <text:p>bn::regular_bg_items::hangar_bg0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3T14:31:44.570000000</meta:creation-date>
    <dc:date>2024-06-23T14:59:11.720000000</dc:date>
    <meta:editing-duration>PT7M6S</meta:editing-duration>
    <meta:editing-cycles>1</meta:editing-cycles>
    <meta:document-statistic meta:table-count="1" meta:cell-count="300" meta:object-count="0"/>
    <meta:generator>LibreOffice/7.0.1.2$Windows_X86_64 LibreOffice_project/7cbcfc562f6eb6708b5ff7d7397325de9e764452</meta:generator>
  </office:meta>
</office:document-meta>
</file>